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ourceResolver.release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erviceManager.SimpleServiceManag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Manager.hasServic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Manager.lookup(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ourceResolver.resolv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ourceResolver.contextualize( 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ServiceManager.release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ourceResolver.resolveURI( String uri , String base , Map param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SourceResolv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